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c5b" officeooo:paragraph-rsid="00012c5b"/>
    </style:style>
    <style:style style:name="P2" style:family="paragraph" style:parent-style-name="Standard">
      <style:text-properties fo:font-weight="bold" officeooo:rsid="00012c5b" officeooo:paragraph-rsid="00012c5b" style:font-weight-asian="bold" style:font-weight-complex="bold"/>
    </style:style>
    <style:style style:name="P3" style:family="paragraph" style:parent-style-name="Standard">
      <style:text-properties fo:font-weight="bold" officeooo:rsid="00012c5b" officeooo:paragraph-rsid="000b6c5b" style:font-weight-asian="bold" style:font-weight-complex="bold"/>
    </style:style>
    <style:style style:name="P4" style:family="paragraph" style:parent-style-name="Standard">
      <style:text-properties fo:font-weight="bold" officeooo:rsid="00012c5b" officeooo:paragraph-rsid="00206e0e" style:font-weight-asian="bold" style:font-weight-complex="bold"/>
    </style:style>
    <style:style style:name="P5" style:family="paragraph" style:parent-style-name="Standard">
      <style:text-properties fo:font-weight="bold" officeooo:rsid="00016118" officeooo:paragraph-rsid="00016118" style:font-weight-asian="bold" style:font-weight-complex="bold"/>
    </style:style>
    <style:style style:name="P6" style:family="paragraph" style:parent-style-name="Standard">
      <style:text-properties fo:font-weight="bold" officeooo:rsid="000249c0" officeooo:paragraph-rsid="000249c0" style:font-weight-asian="bold" style:font-weight-complex="bold"/>
    </style:style>
    <style:style style:name="P7" style:family="paragraph" style:parent-style-name="Standard">
      <style:text-properties fo:font-weight="bold" officeooo:rsid="00166605" officeooo:paragraph-rsid="00206e0e" style:font-weight-asian="bold" style:font-weight-complex="bold"/>
    </style:style>
    <style:style style:name="P8" style:family="paragraph" style:parent-style-name="Standard">
      <style:text-properties fo:font-weight="bold" officeooo:rsid="0017f499" officeooo:paragraph-rsid="00206e0e" style:font-weight-asian="bold" style:font-weight-complex="bold"/>
    </style:style>
    <style:style style:name="P9" style:family="paragraph" style:parent-style-name="Standard">
      <style:text-properties fo:font-weight="bold" officeooo:rsid="0017f499" officeooo:paragraph-rsid="0022b02f" style:font-weight-asian="bold" style:font-weight-complex="bold"/>
    </style:style>
    <style:style style:name="P10" style:family="paragraph" style:parent-style-name="Standard">
      <style:text-properties fo:font-weight="bold" officeooo:rsid="00166605" officeooo:paragraph-rsid="00206e0e" fo:background-color="#ffcc00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012c5b" officeooo:paragraph-rsid="00012c5b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66605" officeooo:paragraph-rsid="00206e0e" fo:background-color="#ffcc00" style:font-weight-asian="bold" style:font-weight-complex="bold"/>
    </style:style>
    <style:style style:name="P13" style:family="paragraph" style:parent-style-name="Standard">
      <style:text-properties officeooo:rsid="00016118" officeooo:paragraph-rsid="00016118"/>
    </style:style>
    <style:style style:name="P14" style:family="paragraph" style:parent-style-name="Standard">
      <style:text-properties officeooo:rsid="00016118" officeooo:paragraph-rsid="0014bcad"/>
    </style:style>
    <style:style style:name="P15" style:family="paragraph" style:parent-style-name="Standard">
      <style:text-properties officeooo:rsid="000249c0" officeooo:paragraph-rsid="000249c0"/>
    </style:style>
    <style:style style:name="P16" style:family="paragraph" style:parent-style-name="Standard">
      <style:text-properties fo:font-weight="normal" officeooo:rsid="000b6c5b" officeooo:paragraph-rsid="000b6c5b" style:font-weight-asian="normal" style:font-weight-complex="normal"/>
    </style:style>
    <style:style style:name="P17" style:family="paragraph" style:parent-style-name="Standard">
      <style:text-properties fo:font-weight="normal" officeooo:rsid="000b6c5b" officeooo:paragraph-rsid="001c58cc" style:font-weight-asian="normal" style:font-weight-complex="normal"/>
    </style:style>
    <style:style style:name="P18" style:family="paragraph" style:parent-style-name="Standard">
      <style:text-properties fo:font-weight="normal" officeooo:rsid="000b6c5b" officeooo:paragraph-rsid="001ca130" style:font-weight-asian="normal" style:font-weight-complex="normal"/>
    </style:style>
    <style:style style:name="P19" style:family="paragraph" style:parent-style-name="Standard">
      <style:text-properties fo:font-weight="normal" officeooo:rsid="001c58cc" officeooo:paragraph-rsid="001c58cc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df32" officeooo:paragraph-rsid="000ddf3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c5b" officeooo:paragraph-rsid="00012c5b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012c5b" officeooo:paragraph-rsid="00012c5b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ddf32" officeooo:paragraph-rsid="000ddf3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df32" officeooo:paragraph-rsid="00206e0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8e86" officeooo:paragraph-rsid="00206e0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3ae2" officeooo:paragraph-rsid="00206e0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206e0e" fo:background-color="#ffcc00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206e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3ae2" officeooo:paragraph-rsid="00206e0e" style:font-size-asian="10.5pt" style:font-weight-asian="bold" style:font-size-complex="12pt" style:font-weight-complex="bold"/>
    </style:style>
    <style:style style:name="P30" style:family="paragraph" style:parent-style-name="Standard">
      <style:text-properties officeooo:rsid="001c58cc" officeooo:paragraph-rsid="001c58cc"/>
    </style:style>
    <style:style style:name="P31" style:family="paragraph" style:parent-style-name="Standard">
      <style:text-properties officeooo:rsid="001c58cc" officeooo:paragraph-rsid="00012c5b"/>
    </style:style>
    <style:style style:name="P32" style:family="paragraph" style:parent-style-name="Standard">
      <style:text-properties officeooo:rsid="001c58cc" officeooo:paragraph-rsid="0026320b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fo:font-weight="bold" officeooo:rsid="00206e0e" officeooo:paragraph-rsid="00206e0e" style:font-weight-asian="bold" style:font-weight-complex="bold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fo:font-weight="normal" officeooo:rsid="0022b02f" officeooo:paragraph-rsid="0022b02f" style:font-weight-asian="normal" style:font-weight-complex="normal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fo:font-weight="normal" officeooo:rsid="0022b02f" officeooo:paragraph-rsid="0024a717" style:font-weight-asian="normal" style:font-weight-complex="normal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font-weight="normal" officeooo:rsid="002474bc" officeooo:paragraph-rsid="002474bc" style:font-weight-asian="normal" style:font-weight-complex="normal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font-weight="normal" officeooo:rsid="0017f499" officeooo:paragraph-rsid="00206e0e" style:font-weight-asian="normal" style:font-weight-complex="normal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font-weight="normal" officeooo:rsid="0026320b" officeooo:paragraph-rsid="0026320b" style:font-weight-asian="normal" style:font-weight-complex="normal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font-weight="normal" officeooo:rsid="0024a717" officeooo:paragraph-rsid="0024a717" style:font-weight-asian="normal" style:font-weight-complex="normal"/>
    </style:style>
    <style:style style:name="P40" style:family="paragraph" style:parent-style-name="Standard">
      <style:text-properties fo:font-size="14pt" fo:font-weight="bold" officeooo:rsid="00012c5b" officeooo:paragraph-rsid="00012c5b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12c5b" officeooo:paragraph-rsid="00012c5b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6pt" fo:font-weight="bold" officeooo:rsid="00012c5b" officeooo:paragraph-rsid="00012c5b" fo:background-color="#ccff66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6pt" fo:font-weight="bold" officeooo:rsid="00012c5b" officeooo:paragraph-rsid="00012c5b" fo:background-color="transparent" style:font-size-asian="16pt" style:font-weight-asian="bold" style:font-size-complex="16pt" style:font-weight-complex="bold"/>
    </style:style>
    <style:style style:name="P44" style:family="paragraph" style:parent-style-name="Standard">
      <style:text-properties style:text-underline-style="none" fo:font-weight="bold" officeooo:rsid="00012c5b" officeooo:paragraph-rsid="00012c5b" fo:background-color="transparent" style:font-weight-asian="bold" style:font-weight-complex="bold"/>
    </style:style>
    <style:style style:name="P45" style:family="paragraph" style:parent-style-name="Standard">
      <style:text-properties style:text-underline-style="none" fo:font-weight="bold" officeooo:rsid="00012c5b" officeooo:paragraph-rsid="00012c5b" style:font-weight-asian="bold" style:font-weight-complex="bold"/>
    </style:style>
    <style:style style:name="P46" style:family="paragraph" style:parent-style-name="Standard">
      <style:text-properties fo:font-weight="bold" officeooo:rsid="0017f499" officeooo:paragraph-rsid="00206e0e" style:font-weight-asian="bold" style:font-weight-complex="bold"/>
    </style:style>
    <style:style style:name="P47" style:family="paragraph" style:parent-style-name="Standard">
      <style:text-properties officeooo:rsid="00012c5b" officeooo:paragraph-rsid="00012c5b"/>
    </style:style>
    <style:style style:name="P48" style:family="paragraph" style:parent-style-name="Standard">
      <style:text-properties officeooo:rsid="00012c5b" officeooo:paragraph-rsid="00277017"/>
    </style:style>
    <style:style style:name="P49" style:family="paragraph" style:parent-style-name="Standard">
      <style:text-properties officeooo:rsid="000249c0" officeooo:paragraph-rsid="000249c0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8e86" officeooo:paragraph-rsid="00206e0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officeooo:rsid="0022b02f" officeooo:paragraph-rsid="0022b02f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fo:font-weight="bold" officeooo:rsid="0017f499" officeooo:paragraph-rsid="0024a717" style:font-weight-asian="bold" style:font-weight-complex="bold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weight="normal" officeooo:rsid="0026320b" officeooo:paragraph-rsid="0026320b" style:font-weight-asian="normal" style:font-weight-complex="normal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officeooo:rsid="00277017" officeooo:paragraph-rsid="00277017"/>
    </style:style>
    <style:style style:name="T1" style:family="text">
      <style:text-properties officeooo:rsid="0007a1c4"/>
    </style:style>
    <style:style style:name="T2" style:family="text">
      <style:text-properties officeooo:rsid="000b6c5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6c5b" style:font-weight-asian="normal" style:font-weight-complex="normal"/>
    </style:style>
    <style:style style:name="T5" style:family="text">
      <style:text-properties fo:font-weight="normal" officeooo:rsid="00012c5b" style:font-weight-asian="normal" style:font-weight-complex="normal"/>
    </style:style>
    <style:style style:name="T6" style:family="text">
      <style:text-properties fo:font-weight="normal" officeooo:rsid="001c58cc" style:font-weight-asian="normal" style:font-weight-complex="normal"/>
    </style:style>
    <style:style style:name="T7" style:family="text">
      <style:text-properties fo:font-weight="normal" officeooo:rsid="0024a717" style:font-weight-asian="normal" style:font-weight-complex="normal"/>
    </style:style>
    <style:style style:name="T8" style:family="text">
      <style:text-properties officeooo:rsid="0010cfa7"/>
    </style:style>
    <style:style style:name="T9" style:family="text">
      <style:text-properties officeooo:rsid="00161127"/>
    </style:style>
    <style:style style:name="T10" style:family="text">
      <style:text-properties officeooo:rsid="00165d9c"/>
    </style:style>
    <style:style style:name="T11" style:family="text">
      <style:text-properties officeooo:rsid="001a9c85"/>
    </style:style>
    <style:style style:name="T12" style:family="text">
      <style:text-properties officeooo:rsid="001c58cc"/>
    </style:style>
    <style:style style:name="T13" style:family="text">
      <style:text-properties officeooo:rsid="001ca130"/>
    </style:style>
    <style:style style:name="T14" style:family="text">
      <style:text-properties officeooo:rsid="001d1cbd"/>
    </style:style>
    <style:style style:name="T15" style:family="text">
      <style:text-properties officeooo:rsid="0017f499"/>
    </style:style>
    <style:style style:name="T16" style:family="text">
      <style:text-properties officeooo:rsid="00206e0e"/>
    </style:style>
    <style:style style:name="T17" style:family="text">
      <style:text-properties fo:background-color="#ffcc00" loext:char-shading-value="0"/>
    </style:style>
    <style:style style:name="T18" style:family="text">
      <style:text-properties officeooo:rsid="0017f499" fo:background-color="#ffcc00" loext:char-shading-value="0"/>
    </style:style>
    <style:style style:name="T19" style:family="text">
      <style:text-properties officeooo:rsid="0026320b"/>
    </style:style>
    <style:style style:name="T2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1" style:family="text">
      <style:text-properties officeooo:rsid="002770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CAHIER DES CHARGES <text:span text:style-name="T10">du Jeux de Piste OT</text:span></text:p>
      <text:p text:style-name="P42"/>
      <text:p text:style-name="P43">Application numérique des jeux de piste 6/8 ans et 9/11 ans</text:p>
      <text:p text:style-name="P43">Office de Tourisme Intercommunal Coeur et Coteaux Comminges</text:p>
      <text:p text:style-name="P44"/>
      <text:p text:style-name="P11"/>
      <text:p text:style-name="P11"/>
      <text:p text:style-name="P11"/>
      <text:p text:style-name="P11"/>
      <text:p text:style-name="P11"/>
      <text:p text:style-name="P12">1) CONTEXTE</text:p>
      <text:p text:style-name="P12"/>
      <text:p text:style-name="P11"/>
      <text:p text:style-name="P11">Présentation du projet :</text:p>
      <text:p text:style-name="P1"/>
      <text:p text:style-name="P1">L’office du tourisme <text:span text:style-name="T21">i</text:span>ntercommunal Saint-Gaudens, Coeur et Coteaux du Comminges a</text:p>
      <text:p text:style-name="P1">émis le souhait de développer une application numérique des jeux de pistes 6/8 ans et 9/11 ans .</text:p>
      <text:p text:style-name="P1">Elle permettra via une tablette ou un Smartphone de réaliser une visite de la ville de</text:p>
      <text:p text:style-name="P1">Saint-Gaudens sous forme de jeu pour les enfants.</text:p>
      <text:p text:style-name="P1">Les points d’intérêts des deux jeux de pistes sont géolocalisés sur l’application.</text:p>
      <text:p text:style-name="P1">L’application détecte la présence de l’internaute devant le point d’intérêt et lui affiche la</text:p>
      <text:p text:style-name="P1">question. L’utilisateur sera guidé dans la ville grâce à la géolocation de la Map.</text:p>
      <text:p text:style-name="P1">Les questions sont réalisées sous forme de quiz. L’internaute peut répondre aux questions</text:p>
      <text:p text:style-name="P1">dans l’ordre qu’il le souhaite. L’application indiquera à l’internaute son niveau</text:p>
      <text:p text:style-name="P1">d’avancement dans le jeu.</text:p>
      <text:p text:style-name="P1"/>
      <text:p text:style-name="P1"/>
      <text:p text:style-name="P1"/>
      <text:p text:style-name="P2">L’importance du projet : </text:p>
      <text:p text:style-name="P1"/>
      <text:p text:style-name="P48"><text:tab/>Valorisation numérique du patrimoine de la ville de Saint-Gaudens pour une visite en</text:p>
      <text:p text:style-name="P48"><text:tab/>famille</text:p>
      <text:p text:style-name="P48"><text:span text:style-name="T11"><text:tab/>Jeu de piste</text:span></text:p>
      <text:p text:style-name="P1"><text:tab/>Proposer une visite de la ville à un public “famille”</text:p>
      <text:p text:style-name="P1"><text:tab/>Promouvoir le patrimoine de la ville de Saint-Gaudens</text:p>
      <text:p text:style-name="P1"><text:tab/>La localisation <text:span text:style-name="T12">avec une Map</text:span></text:p>
      <text:p text:style-name="P1"><text:tab/>Communication <text:span text:style-name="T12">touristique</text:span></text:p>
      <text:p text:style-name="P1"><text:tab/>Donner une nouvelle image de la ville de Saint-Gaudens</text:p>
      <text:p text:style-name="P1"/>
      <text:p text:style-name="P1"/>
      <text:p text:style-name="P1"/>
      <text:p text:style-name="P2">Contraintes planning :</text:p>
      <text:p text:style-name="P1"/>
      <text:p text:style-name="P1"><text:tab/>Livrable le 07/<text:span text:style-name="T12">10</text:span> <text:span text:style-name="T1">avant </text:span>minui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2) STRATÉGIE</text:p>
      <text:p text:style-name="P7"/>
      <text:p text:style-name="P7"/>
      <text:p text:style-name="P8">Stratégie d’objectifs :</text:p>
      <text:p text:style-name="P37"/>
      <text:p text:style-name="P52"><text:span text:style-name="T6">Découvrir la ville de Saint-Gaudens en s’amusant avec un outil ludique :</text:span></text:p>
      <text:p text:style-name="P52"><text:span text:style-name="T6">- Moderniser les jeux de pistes existants en version papier depuis environ 10 ans,</text:span></text:p>
      <text:p text:style-name="P52"><text:span text:style-name="T6">- Répondre aux tendances actuelles en offrant une solution numérique pour visiter la</text:span></text:p>
      <text:p text:style-name="P52"><text:span text:style-name="T6">ville de Saint-Gaudens</text:span></text:p>
      <text:p text:style-name="P52"><text:span text:style-name="T6">L’application devra être pensée pour les enfants (couleurs, dessins, lecture...)</text:span></text:p>
      <text:p text:style-name="P52"><text:span text:style-name="T6">A noter : les personnes n’ayant pas d’appareil numérique ne pourront pas réalis</text:span></text:p>
      <text:p text:style-name="P8"/>
      <text:p text:style-name="P9">Stratégie cible : </text:p>
      <text:p text:style-name="P34"/>
      <text:p text:style-name="P35"><text:span text:style-name="T15">Les utilisateurs : Solution numérique à destination des familles (population locale et visiteurs).</text:span></text:p>
      <text:p text:style-name="P7"/>
      <text:p text:style-name="P7"/>
      <text:p text:style-name="P10"/>
      <text:p text:style-name="P7"><text:span text:style-name="T17">3) </text:span><text:span text:style-name="T18">ARCHITECTURE TECHNIQUE</text:span></text:p>
      <text:p text:style-name="P1"/>
      <text:p text:style-name="P2">Contraintes techniques :</text:p>
      <text:p text:style-name="P31"/>
      <text:p text:style-name="P30"><text:tab/>RGPD</text:p>
      <text:p text:style-name="P32"><text:tab/>Géolocalisation</text:p>
      <text:p text:style-name="P32"><text:tab/>Map </text:p>
      <text:p text:style-name="P1"><text:tab/><text:span text:style-name="T8">S</text:span>ystème de gestion <text:span text:style-name="T12">utilisateur</text:span></text:p>
      <text:p text:style-name="P1"><text:tab/><text:span text:style-name="T19">Modification info perso utilisateur</text:span></text:p>
      <text:p text:style-name="P1"><text:tab/><text:span text:style-name="T12">Interface utilisateur avec gamification (Progression parcours et gain de badges)</text:span></text:p>
      <text:p text:style-name="P1"><text:tab/><text:span text:style-name="T12">Mise à jour des parcours</text:span></text:p>
      <text:p text:style-name="P1"><text:tab/><text:span text:style-name="T12">Interface admin</text:span></text:p>
      <text:p text:style-name="P1"><text:tab/></text:p>
      <text:p text:style-name="P1"><text:tab/>Hébergement ​ et son coût​ à définir</text:p>
      <text:p text:style-name="P1"><text:tab/><text:span text:style-name="T13">Langage et concept à apprendre</text:span></text:p>
      <text:p text:style-name="P1"/>
      <text:p text:style-name="P1"/>
      <text:p text:style-name="P2">Contraintes ressources :</text:p>
      <text:p text:style-name="P1"/>
      <text:p text:style-name="P1"><text:tab/>Administrateur à définir</text:p>
      <text:p text:style-name="P1"><text:tab/></text:p>
      <text:p text:style-name="P1"/>
      <text:p text:style-name="P4">C<text:span text:style-name="T15">hoix techniques / technologies utilisées</text:span> :</text:p>
      <text:p text:style-name="P33"/>
      <text:p text:style-name="P34">MySql</text:p>
      <text:p text:style-name="P38">Gearhost</text:p>
      <text:p text:style-name="P36">NodeJs</text:p>
      <text:p text:style-name="P36">Ejs</text:p>
      <text:p text:style-name="P39">Express<text:span text:style-name="T19">Js</text:span></text:p>
      <text:p text:style-name="P38">Mocha test</text:p>
      <text:p text:style-name="P38">Materialize css</text:p>
      <text:p text:style-name="P38">Leaflet map</text:p>
      <text:p text:style-name="P54"><text:span text:style-name="T3">Open Street Map</text:span></text:p>
      <text:p text:style-name="P1"><text:soft-page-break/></text:p>
      <text:p text:style-name="P3"><text:span text:style-name="T2">Equipe</text:span>: <text:span text:style-name="T4">(Stagiaires de Simplon promo 2)</text:span></text:p>
      <text:p text:style-name="P16"/>
      <text:p text:style-name="P17"><text:tab/><text:span text:style-name="T12">Valentin Janvier,</text:span></text:p>
      <text:p text:style-name="P18"><text:tab/>Vanessa Roux,</text:p>
      <text:p text:style-name="P19"><text:tab/>Clément Scherrer</text:p>
      <text:p text:style-name="P16"><text:tab/> </text:p>
      <text:p text:style-name="P1"/>
      <text:p text:style-name="P2">Suivi projet :</text:p>
      <text:p text:style-name="P1"/>
      <text:p text:style-name="P1"><text:tab/>Maintenance du site : SIMPLON</text:p>
      <text:p text:style-name="P1"><text:tab/>Formation de l’équipe O<text:span text:style-name="T13">TI : Simplon</text:span></text:p>
      <text:p text:style-name="P2"/>
      <text:p text:style-name="P22"/>
      <text:p text:style-name="P22"/>
      <text:p text:style-name="P22"/>
      <text:p text:style-name="P21">Description fonctionnelle du site </text:p>
      <text:p text:style-name="P21"/>
      <text:p text:style-name="P13"/>
      <text:p text:style-name="P5">Page connexion / Inscription  <text:span text:style-name="T13">(Accueil) </text:span>:</text:p>
      <text:p text:style-name="P13"><text:tab/>Pseudo + Password + mail (obligatoire)</text:p>
      <text:p text:style-name="P14"><text:tab/>RGPD</text:p>
      <text:p text:style-name="P13"><text:tab/>Mot de passe oublié</text:p>
      <text:p text:style-name="P13"><text:tab/>Avatar<text:span text:style-name="T9">s</text:span></text:p>
      <text:p text:style-name="P13"/>
      <text:p text:style-name="P5">Page Map :</text:p>
      <text:p text:style-name="P13"><text:tab/><text:span text:style-name="T13">Liste des points d’activités</text:span></text:p>
      <text:p text:style-name="P13"><text:tab/><text:span text:style-name="T13">Affichage position utilisateur</text:span></text:p>
      <text:p text:style-name="P13"><text:tab/><text:span text:style-name="T13">Bouton tri parcours</text:span></text:p>
      <text:p text:style-name="P13"><text:tab/><text:span text:style-name="T13">Bouton dashboard</text:span></text:p>
      <text:p text:style-name="P13"><text:tab/><text:span text:style-name="T13">Pop-up d’activités</text:span></text:p>
      <text:p text:style-name="P13"><text:tab/></text:p>
      <text:p text:style-name="P13"/>
      <text:p text:style-name="P5">Page <text:span text:style-name="T14">dashboard</text:span>:</text:p>
      <text:p text:style-name="P13"><text:tab/><text:span text:style-name="T14">Progression des parcours</text:span></text:p>
      <text:p text:style-name="P13"><text:tab/><text:span text:style-name="T14">Badge obtenus</text:span></text:p>
      <text:p text:style-name="P13"><text:tab/><text:span text:style-name="T14">Progression de compte</text:span></text:p>
      <text:p text:style-name="P13"><text:tab/><text:span text:style-name="T14">Modifier info perso</text:span></text:p>
      <text:p text:style-name="P13"/>
      <text:p text:style-name="P15"/>
      <text:p text:style-name="P6"><text:span text:style-name="T14">P</text:span>age admin :</text:p>
      <text:p text:style-name="P15"><text:tab/><text:span text:style-name="T14">Ajout et modification d’un parcours</text:span></text:p>
      <text:p text:style-name="P15"><text:tab/><text:span text:style-name="T14">Ajout et modification des points d’intérêts</text:span></text:p>
      <text:p text:style-name="P15"><text:tab/><text:span text:style-name="T14">Ajout et modification des activités</text:span></text:p>
      <text:p text:style-name="P15"><text:tab/>Recevoir les notifications des activités par mail (inscription)</text:p>
      <text:p text:style-name="P15"><text:tab/><text:span text:style-name="T14">Nombre d’</text:span>inscrits </text:p>
      <text:p text:style-name="P15"><text:tab/></text:p>
      <text:p text:style-name="P15"/>
      <text:p text:style-name="P15"/>
      <text:p text:style-name="P15"/>
      <text:p text:style-name="P15"/>
      <text:p text:style-name="P15"><text:soft-page-break/><text:tab/></text:p>
      <text:p text:style-name="P27">4) RESSOURCES ET CONTRAINTES</text:p>
      <text:p text:style-name="P27"/>
      <text:p text:style-name="P24"/>
      <text:p text:style-name="P28">Prestations attendues :</text:p>
      <text:p text:style-name="P25"><text:tab/>Application développée en progressive web app des jeux de piste autour du</text:p>
      <text:p text:style-name="P25"><text:tab/>patrimoine de la ville de Saint-Gaudens</text:p>
      <text:p text:style-name="P25"/>
      <text:p text:style-name="P25"/>
      <text:p text:style-name="P29">Ressources :</text:p>
      <text:p text:style-name="P26"><text:tab/><text:span text:style-name="T16">F</text:span>lyer <text:span text:style-name="T21">des deux jeux de piste</text:span></text:p>
      <text:p text:style-name="P26"><text:tab/></text:p>
      <text:p text:style-name="P26"/>
      <text:p text:style-name="P26"/>
      <text:p text:style-name="P26"/>
      <text:p text:style-name="P20">Charte graphique</text:p>
      <text:p text:style-name="P23"/>
      <text:p text:style-name="P51"><text:span text:style-name="T20">LIBRE</text:span></text:p>
      <text:p text:style-name="P1"/>
      <text:p text:style-name="P1">- Ajouter le logo de l’office de tourisme intercommunal sur la page d’accueil de l’appli (page</text:p>
      <text:p text:style-name="P1"><text:s text:c="2"/>d’identification) et en page de fin (page de félicitation).</text:p>
      <text:p text:style-name="P1"/>
      <text:p text:style-name="P1">- Utiliser le logo hibou du jeu de piste version papier dans les pages de l’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4:10:01.865948282</meta:creation-date>
    <dc:date>2018-10-02T10:36:50.581282371</dc:date>
    <meta:editing-duration>PT6H19M2S</meta:editing-duration>
    <meta:editing-cycles>27</meta:editing-cycles>
    <meta:generator>LibreOffice/6.0.6.2$Linux_X86_64 LibreOffice_project/00m0$Build-2</meta:generator>
    <meta:document-statistic meta:table-count="0" meta:image-count="0" meta:object-count="0" meta:page-count="4" meta:paragraph-count="108" meta:word-count="556" meta:character-count="3659" meta:non-whitespace-character-count="3129"/>
  </office:meta>
</office:document-meta>
</file>